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16pt" officeooo:rsid="002781bc" officeooo:paragraph-rsid="002781bc"/>
    </style:style>
    <style:style style:name="P2" style:family="paragraph" style:parent-style-name="Standard">
      <style:text-properties fo:font-size="16pt" officeooo:rsid="002a3373" officeooo:paragraph-rsid="002a3373"/>
    </style:style>
    <style:style style:name="P3" style:family="paragraph" style:parent-style-name="Standard">
      <style:text-properties fo:font-size="16pt" fo:font-weight="bold" officeooo:rsid="002a3373" officeooo:paragraph-rsid="002a3373" style:font-weight-asian="bold" style:font-weight-complex="bold"/>
    </style:style>
    <style:style style:name="P4" style:family="paragraph" style:parent-style-name="Standard">
      <style:text-properties fo:font-size="16pt" officeooo:rsid="001fe7b0" officeooo:paragraph-rsid="001b9975"/>
    </style:style>
    <style:style style:name="P5" style:family="paragraph" style:parent-style-name="Standard">
      <style:paragraph-properties fo:break-before="page"/>
      <style:text-properties fo:font-size="16pt" officeooo:rsid="001fe7b0" officeooo:paragraph-rsid="001b9975"/>
    </style:style>
    <style:style style:name="T1" style:family="text">
      <style:text-properties officeooo:rsid="002817d0"/>
    </style:style>
    <style:style style:name="T2" style:family="text">
      <style:text-properties officeooo:rsid="002a3373"/>
    </style:style>
    <style:style style:name="T3" style:family="text">
      <style:text-properties officeooo:rsid="002b29c5"/>
    </style:style>
    <style:style style:name="T4" style:family="text">
      <style:text-properties officeooo:rsid="002c9d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ormatvorlage</text:p>
      <text:p text:style-name="P2"/>
      <text:p text:style-name="P2">Papierformat: A4 (210 mm x 297 mm)</text:p>
      <text:p text:style-name="P1"><text:span text:style-name="T2">Fenstergröße</text:span>: 6 x 9 inch</text:p>
      <text:p text:style-name="P1"/>
      <text:p text:style-name="P1"><text:span text:style-name="T3">Einzug am Rand</text:span>:</text:p>
      <text:p text:style-name="P1"><text:span text:style-name="T4">* </text:span>links: 2.44 cm</text:p>
      <text:p text:style-name="P1"><text:span text:style-name="T4">* </text:span>rechts: 3.32 cm</text:p>
      <text:p text:style-name="P1"><text:span text:style-name="T4">* </text:span>oben: 3 cm</text:p>
      <text:p text:style-name="P1"><text:span text:style-name="T4">* </text:span>unten: 3.84 cm</text:p>
      <text:p text:style-name="P1"/>
      <text:p text:style-name="P1"/>
      <text:p text:style-name="P1">Schriftgröße: 16 pt <text:span text:style-name="T1">bzw. 14 pt</text:span></text:p>
      <text:p text:style-name="P4"/>
      <text:p text:style-name="P5">Unterstufe</text:p>
      <text:p text:style-name="P4">Alltagsphysik („klassische Physik“):</text:p>
      <text:p text:style-name="P4"><text:s text:c="4"/>• Holz, Kunststoffe <text:s/>&amp; Glase</text:p>
      <text:p text:style-name="P4"><text:s text:c="4"/>• Feststoffe, Flüssigkeiten, Gase, Energie</text:p>
      <text:p text:style-name="P4"><text:s text:c="4"/>• Energieerhaltungssatz, Umwandlung von Licht in Wärme</text:p>
      <text:p text:style-name="P4"><text:s text:c="4"/>• Mechanik, Magnetismus, Elektromotor</text:p>
      <text:p text:style-name="P4"/>
      <text:p text:style-name="P4">Oberstufe</text:p>
      <text:p text:style-name="P4">Fortgeschrittene Themen in der Physik:</text:p>
      <text:p text:style-name="P4"><text:s text:c="4"/>• Elektrotechnik</text:p>
      <text:p text:style-name="P4"><text:s text:c="4"/>• Lichtgeschwindigkeit &amp; Schwerkraft</text:p>
      <text:p text:style-name="P4"><text:s text:c="4"/>• Quantenphysik und Wellenfunktion</text:p>
      <text:p text:style-name="P4"><text:s text:c="4"/>• Strömungsphysik, Magnetismus &amp; Wellenfunktion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.84cm" fo:margin-left="2.439cm" fo:margin-right="3.3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00:36:00.280178486</meta:creation-date>
    <meta:generator>LibreOffice/7.4.7.2$Linux_X86_64 LibreOffice_project/40$Build-2</meta:generator>
    <dc:date>2024-01-14T00:30:41.000225907</dc:date>
    <meta:editing-duration>PT11M17S</meta:editing-duration>
    <meta:editing-cycles>21</meta:editing-cycles>
    <meta:document-statistic meta:table-count="0" meta:image-count="0" meta:object-count="0" meta:page-count="2" meta:paragraph-count="21" meta:word-count="84" meta:character-count="596" meta:non-whitespace-character-count="500"/>
  </office:meta>
</office:document-meta>
</file>